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100023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מרכז יום לקשיש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אורנים 15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8"/>9655111 <text:s text:c="120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שאול כהן <text:s text:c="4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כניסה ראשית מצד שמאל בקיר הדרומי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/>ברז עירוני בצד הדרום מזרחי של הרחוב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עדנה צבנר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252772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ואל כהן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824256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ערכת גפ"מ בצד המזרחי של המבנה (עמ" 33-32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שעות הבוקר ועד הצהריים (14:00) במבנה מאוכלסים מבוגרים בגילאים שונים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56:00</meta:creation-date>
    <dc:creator>מיכאל נפתלייב</dc:creator>
    <dc:date>2013-08-15T08:56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49" meta:word-count="146" meta:character-count="1400"/>
    <meta:generator>OpenOffice/4.0.1$Win32 OpenOffice.org_project/401m5$Build-9714</meta:generator>
  </office:meta>
</office:document-meta>
</file>